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1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6.715cm"/>
    </style:style>
    <style:style style:name="co4" style:family="table-column">
      <style:table-column-properties fo:break-before="auto" style:column-width="3.833cm"/>
    </style:style>
    <style:style style:name="co5" style:family="table-column">
      <style:table-column-properties fo:break-before="auto" style:column-width="4.217cm"/>
    </style:style>
    <style:style style:name="co6" style:family="table-column">
      <style:table-column-properties fo:break-before="auto" style:column-width="2.08cm"/>
    </style:style>
    <style:style style:name="co7" style:family="table-column">
      <style:table-column-properties fo:break-before="auto" style:column-width="17.23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b8ff" fo:wrap-option="wrap" style:vertical-align="top"/>
      <style:text-properties fo:font-size="10pt" fo:font-weight="bold" style:font-size-asian="10pt" style:font-weight-asian="bold" style:font-size-complex="10pt" style:font-weight-complex="bold" fo:hyphenate="true"/>
    </style:style>
    <style:style style:name="ce3" style:family="table-cell" style:parent-style-name="Default">
      <style:table-cell-properties fo:background-color="#3deb3d"/>
    </style:style>
    <style:style style:name="ce4" style:family="table-cell" style:parent-style-name="Default">
      <style:table-cell-properties fo:background-color="#ff420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3deb3d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top"/>
      <style:text-properties fo:hyphenate="true"/>
    </style:style>
    <style:style style:name="ta_extref" style:family="table">
      <style:table-properties table:display="false"/>
    </style:style>
  </office:automatic-styles>
  <office:body>
    <office:spreadsheet>
      <table:table table:name="Hardware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5"/>
        <table:table-column table:style-name="co6" table:default-cell-style-name="ce5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>
            <text:p>Liste über alle aktiven Hardware Projekte:</text:p>
          </table:table-cell>
          <table:table-cell table:style-name="Default" table:number-columns-repeated="2"/>
          <table:table-cell table:style-name="ce4" office:value-type="string" table:number-columns-spanned="4" table:number-rows-spanned="1">
            <text:p>Diese Datei wird nur von Matthias Fechner editiert!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1017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2" office:value-type="string">
            <text:p>Hardware Kategorie</text:p>
          </table:table-cell>
          <table:table-cell table:style-name="ce2" office:value-type="string">
            <text:p>Gehäuseform</text:p>
          </table:table-cell>
          <table:table-cell table:style-name="ce2" office:value-type="string">
            <text:p>Projektverzeichnis(bezogen auf trunk/hardware)</text:p>
          </table:table-cell>
          <table:table-cell table:style-name="ce2" office:value-type="string">
            <text:p>Projektleiter (Name)</text:p>
          </table:table-cell>
          <table:table-cell table:style-name="ce2" office:value-type="string">
            <text:p>Projektleiter (Email)</text:p>
          </table:table-cell>
          <table:table-cell table:style-name="ce2" office:value-type="string">
            <text:p>Nick</text:p>
          </table:table-cell>
          <table:table-cell table:style-name="ce2" office:value-type="string">
            <text:p>Beschreibung</text:p>
          </table:table-cell>
          <table:table-cell table:style-name="ce7" table:number-columns-repeated="1017"/>
        </table:table-row>
        <table:table-row table:style-name="ro4">
          <table:table-cell office:value-type="string">
            <text:p>controller</text:p>
          </table:table-cell>
          <table:table-cell office:value-type="string">
            <text:p>4TE</text:p>
          </table:table-cell>
          <table:table-cell office:value-type="string">
            <text:p>controller/atmega168p_4te</text:p>
          </table:table-cell>
          <table:table-cell office:value-type="string">
            <text:p>Matthias Fechner</text:p>
          </table:table-cell>
          <table:table-cell table:style-name="ce3" office:value-type="string">
            <text:p><text:a xlink:href="mailto:idefix@fechner.net">idefix@fechner.net</text:a></text:p>
          </table:table-cell>
          <table:table-cell table:style-name="ce3" office:value-type="string">
            <text:p>idefix</text:p>
          </table:table-cell>
          <table:table-cell office:value-type="string">
            <text:p>Kontrollerboard mit ATMega168P für REG 4 Gehäuse</text:p>
          </table:table-cell>
          <table:table-cell table:number-columns-repeated="1017"/>
        </table:table-row>
        <table:table-row table:style-name="ro4">
          <table:table-cell office:value-type="string">
            <text:p>controller</text:p>
          </table:table-cell>
          <table:table-cell office:value-type="string">
            <text:p>4TE</text:p>
          </table:table-cell>
          <table:table-cell office:value-type="string">
            <text:p>controller/atmega168p_smd</text:p>
          </table:table-cell>
          <table:table-cell office:value-type="string">
            <text:p>Matthias Fechner</text:p>
          </table:table-cell>
          <table:table-cell table:style-name="ce3" office:value-type="string">
            <text:p><text:a xlink:href="mailto:idefix@fechner.net">idefix@fechner.net</text:a></text:p>
          </table:table-cell>
          <table:table-cell table:style-name="ce3" office:value-type="string">
            <text:p>idefix</text:p>
          </table:table-cell>
          <table:table-cell office:value-type="string">
            <text:p>Kontrollerboard mit ATMega168P als SMD Ausführung</text:p>
          </table:table-cell>
          <table:table-cell table:number-columns-repeated="1017"/>
        </table:table-row>
        <table:table-row table:style-name="ro4">
          <table:table-cell office:value-type="string">
            <text:p>controller</text:p>
          </table:table-cell>
          <table:table-cell office:value-type="string">
            <text:p>4TE</text:p>
          </table:table-cell>
          <table:table-cell office:value-type="string">
            <text:p>controller/lpc922_4te</text:p>
          </table:table-cell>
          <table:table-cell office:value-type="string">
            <text:p>Andreas Krebs</text:p>
          </table:table-cell>
          <table:table-cell office:value-type="string">
            <text:p><text:a xlink:href="mailto:Andreas%20Krebs%20%3Ckubi@krebsworld.de%3E">kubi@krebsworld.de</text:a> </text:p>
          </table:table-cell>
          <table:table-cell office:value-type="string">
            <text:p>kubi</text:p>
          </table:table-cell>
          <table:table-cell office:value-type="string">
            <text:p>Kontrollerboard mit LPC922 für REG 4 Gehäuse</text:p>
          </table:table-cell>
          <table:table-cell table:number-columns-repeated="1017"/>
        </table:table-row>
        <table:table-row table:style-name="ro4">
          <table:table-cell office:value-type="string">
            <text:p>controller</text:p>
          </table:table-cell>
          <table:table-cell office:value-type="string">
            <text:p>2TE</text:p>
          </table:table-cell>
          <table:table-cell office:value-type="string">
            <text:p>controller/lpc922_2te</text:p>
          </table:table-cell>
          <table:table-cell office:value-type="string">
            <text:p>Andreas Krebs</text:p>
          </table:table-cell>
          <table:table-cell office:value-type="string">
            <text:p><text:a xlink:href="mailto:Andreas%20Krebs%20%3Ckubi@krebsworld.de%3E">kubi@krebsworld.de</text:a> </text:p>
          </table:table-cell>
          <table:table-cell office:value-type="string">
            <text:p>kubi</text:p>
          </table:table-cell>
          <table:table-cell office:value-type="string">
            <text:p>Kontrollerboard mit LPC922 für REG 2 Gehäuse</text:p>
          </table:table-cell>
          <table:table-cell table:number-columns-repeated="1017"/>
        </table:table-row>
        <table:table-row table:style-name="ro4">
          <table:table-cell office:value-type="string">
            <text:p>controller</text:p>
          </table:table-cell>
          <table:table-cell office:value-type="string">
            <text:p>UP</text:p>
          </table:table-cell>
          <table:table-cell office:value-type="string">
            <text:p>controller/lpc922_up_ba</text:p>
          </table:table-cell>
          <table:table-cell office:value-type="string">
            <text:p>Andreas Krebs</text:p>
          </table:table-cell>
          <table:table-cell office:value-type="string">
            <text:p><text:a xlink:href="mailto:Andreas%20Krebs%20%3Ckubi@krebsworld.de%3E">kubi@krebsworld.de</text:a> </text:p>
          </table:table-cell>
          <table:table-cell office:value-type="string">
            <text:p>kubi</text:p>
          </table:table-cell>
          <table:table-cell office:value-type="string">
            <text:p>Kontrollerboard mit LPC922 für UP Gehäuse für Blindabdeckung</text:p>
          </table:table-cell>
          <table:table-cell table:number-columns-repeated="1017"/>
        </table:table-row>
        <table:table-row table:style-name="ro4">
          <table:table-cell office:value-type="string">
            <text:p>controller</text:p>
          </table:table-cell>
          <table:table-cell office:value-type="string">
            <text:p>UP</text:p>
          </table:table-cell>
          <table:table-cell office:value-type="string">
            <text:p>controller/lpc936_up_smd</text:p>
          </table:table-cell>
          <table:table-cell office:value-type="string">
            <text:p>David Müller</text:p>
          </table:table-cell>
          <table:table-cell table:style-name="ce3" office:value-type="string">
            <text:p><text:a xlink:href="mailto:d.mueller@wlan4you.com">d.mueller@wlan4you.com</text:a></text:p>
          </table:table-cell>
          <table:table-cell table:style-name="ce3" office:value-type="string">
            <text:p>lumo</text:p>
          </table:table-cell>
          <table:table-cell office:value-type="string">
            <text:p>Kontrollerboard mit LPC936 für UP Gehäuse in SMD Ausführung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4">
          <table:table-cell office:value-type="string">
            <text:p>module</text:p>
          </table:table-cell>
          <table:table-cell/>
          <table:table-cell office:value-type="string">
            <text:p>module/kombisensor</text:p>
          </table:table-cell>
          <table:table-cell office:value-type="string">
            <text:p>Andreas Krebs</text:p>
          </table:table-cell>
          <table:table-cell office:value-type="string">
            <text:p><text:a xlink:href="mailto:Andreas%20Krebs%20%3Ckubi@krebsworld.de%3E">kubi@krebsworld.de</text:a> </text:p>
          </table:table-cell>
          <table:table-cell office:value-type="string">
            <text:p>kubi</text:p>
          </table:table-cell>
          <table:table-cell office:value-type="string">
            <text:p>Kombisensor auf LPC922 Basis mit Temperatur und Helligkeitssensor im Gehäuse ET206 oder PK101-111</text:p>
          </table:table-cell>
          <table:table-cell table:number-columns-repeated="1017"/>
        </table:table-row>
        <table:table-row table:style-name="ro2">
          <table:table-cell table:style-name="Default" office:value-type="string">
            <text:p>module</text:p>
          </table:table-cell>
          <table:table-cell table:style-name="Default"/>
          <table:table-cell table:style-name="Default" office:value-type="string">
            <text:p>module/RS232 Interface</text:p>
          </table:table-cell>
          <table:table-cell table:style-name="Default" office:value-type="string">
            <text:p>Andreas Krebs</text:p>
          </table:table-cell>
          <table:table-cell table:style-name="ce6" office:value-type="string">
            <text:p><text:a xlink:href="mailto:Andreas%20Krebs%20%3Ckubi@krebsworld.de%3E">kubi@krebsworld.de</text:a> </text:p>
          </table:table-cell>
          <table:table-cell table:style-name="ce6" office:value-type="string">
            <text:p>kubi</text:p>
          </table:table-cell>
          <table:table-cell table:style-name="Default" office:value-type="string">
            <text:p>RS232 Interface auf LPC922 Basis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>
            <text:p>module</text:p>
          </table:table-cell>
          <table:table-cell table:style-name="Default"/>
          <table:table-cell table:style-name="Default" office:value-type="string">
            <text:p>module/RS232 Adapter für Router</text:p>
          </table:table-cell>
          <table:table-cell table:style-name="Default" office:value-type="string">
            <text:p>Hans Martin Ehlers</text:p>
          </table:table-cell>
          <table:table-cell table:style-name="ce6" office:value-type="string">
            <text:p><text:a xlink:href="mailto:editspro@gmx.de">editspro@gmx.de</text:a></text:p>
          </table:table-cell>
          <table:table-cell table:style-name="ce6" office:value-type="string">
            <text:p>mel</text:p>
          </table:table-cell>
          <table:table-cell table:style-name="Default" office:value-type="string">
            <text:p>Busankopplermodul für Edimax Router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>
            <text:p>module</text:p>
          </table:table-cell>
          <table:table-cell table:style-name="Default"/>
          <table:table-cell table:style-name="Default" office:value-type="string">
            <text:p>module/AVR_Sniffer mit USB</text:p>
          </table:table-cell>
          <table:table-cell table:style-name="Default"/>
          <table:table-cell table:style-name="ce6"/>
          <table:table-cell table:style-name="ce6" office:value-type="string">
            <text:p>thomas100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module</text:p>
          </table:table-cell>
          <table:table-cell table:style-name="Default"/>
          <table:table-cell table:style-name="Default" office:value-type="string">
            <text:p>module/lpc936_ert30_eib_adapter</text:p>
          </table:table-cell>
          <table:table-cell table:style-name="Default"/>
          <table:table-cell table:style-name="ce6"/>
          <table:table-cell table:style-name="ce6" office:value-type="string">
            <text:p>floriang</text:p>
          </table:table-cell>
          <table:table-cell table:style-name="Default" office:value-type="string">
            <text:p>EIB Adapter für Salus ERT-30 Thermostat zum ersetzen der 230V Steuerplatine</text:p>
          </table:table-cell>
          <table:table-cell table:style-name="Default" table:number-columns-repeated="1017"/>
        </table:table-row>
        <table:table-row table:style-name="ro2">
          <table:table-cell table:style-name="Default" table:number-columns-repeated="4"/>
          <table:table-cell table:style-name="ce6" table:number-columns-repeated="2"/>
          <table:table-cell table:style-name="Default" table:number-columns-repeated="1018"/>
        </table:table-row>
        <table:table-row table:style-name="ro4">
          <table:table-cell office:value-type="string">
            <text:p>application</text:p>
          </table:table-cell>
          <table:table-cell office:value-type="string">
            <text:p>4TE</text:p>
          </table:table-cell>
          <table:table-cell office:value-type="string">
            <text:p>application/relais8_4te</text:p>
          </table:table-cell>
          <table:table-cell office:value-type="string">
            <text:p>Andreas Krebs</text:p>
          </table:table-cell>
          <table:table-cell office:value-type="string">
            <text:p><text:a xlink:href="mailto:Andreas%20Krebs%20%3Ckubi@krebsworld.de%3E">kubi@krebsworld.de</text:a> </text:p>
          </table:table-cell>
          <table:table-cell office:value-type="string">
            <text:p>kubi</text:p>
          </table:table-cell>
          <table:table-cell office:value-type="string">
            <text:p>8-fach Schaltaktor 230V 10A für REG4 Gehäuse</text:p>
          </table:table-cell>
          <table:table-cell table:number-columns-repeated="1017"/>
        </table:table-row>
        <table:table-row table:style-name="ro5">
          <table:table-cell table:style-name="Default" office:value-type="string">
            <text:p>application</text:p>
          </table:table-cell>
          <table:table-cell table:style-name="Default" office:value-type="string">
            <text:p>4TE</text:p>
          </table:table-cell>
          <table:table-cell table:style-name="Default" office:value-type="string">
            <text:p>application/jalo4_4te</text:p>
          </table:table-cell>
          <table:table-cell table:style-name="Default" office:value-type="string">
            <text:p>Andreas Krieger</text:p>
          </table:table-cell>
          <table:table-cell table:style-name="ce6" office:value-type="string">
            <text:p><text:a xlink:href="mailto:service@krieger-elektro.de">service@krieger-elektro.de</text:a></text:p>
          </table:table-cell>
          <table:table-cell table:style-name="ce6" office:value-type="string">
            <text:p>oldcoolman</text:p>
          </table:table-cell>
          <table:table-cell table:style-name="Default" office:value-type="string">
            <text:p>4-fach Jalousie Aktor für REG4 Gehäuse</text:p>
          </table:table-cell>
          <table:table-cell table:style-name="Default" table:number-columns-repeated="1017"/>
        </table:table-row>
        <table:table-row table:style-name="ro4">
          <table:table-cell office:value-type="string">
            <text:p>application</text:p>
          </table:table-cell>
          <table:table-cell office:value-type="string">
            <text:p>2TE</text:p>
          </table:table-cell>
          <table:table-cell office:value-type="string">
            <text:p>application/relais4_2te</text:p>
          </table:table-cell>
          <table:table-cell office:value-type="string">
            <text:p>Andreas Krebs</text:p>
          </table:table-cell>
          <table:table-cell office:value-type="string">
            <text:p><text:a xlink:href="mailto:Andreas%20Krebs%20%3Ckubi@krebsworld.de%3E">kubi@krebsworld.de</text:a> </text:p>
          </table:table-cell>
          <table:table-cell office:value-type="string">
            <text:p>kubi</text:p>
          </table:table-cell>
          <table:table-cell office:value-type="string">
            <text:p>4-fach Schaltaktor 230V 10A für REG2 Gehäuse</text:p>
          </table:table-cell>
          <table:table-cell table:number-columns-repeated="1017"/>
        </table:table-row>
        <table:table-row table:style-name="ro4">
          <table:table-cell office:value-type="string">
            <text:p>application</text:p>
          </table:table-cell>
          <table:table-cell office:value-type="string">
            <text:p>4TE</text:p>
          </table:table-cell>
          <table:table-cell office:value-type="string">
            <text:p>application/8in_24VDC_4te</text:p>
          </table:table-cell>
          <table:table-cell office:value-type="string">
            <text:p>Andreas Krebs</text:p>
          </table:table-cell>
          <table:table-cell office:value-type="string">
            <text:p><text:a xlink:href="mailto:Andreas%20Krebs%20%3Ckubi@krebsworld.de%3E">kubi@krebsworld.de</text:a> </text:p>
          </table:table-cell>
          <table:table-cell office:value-type="string">
            <text:p>kubi</text:p>
          </table:table-cell>
          <table:table-cell office:value-type="string">
            <text:p>8-fach Eingang 12-24V DC für REG4 Gehäuse</text:p>
          </table:table-cell>
          <table:table-cell table:number-columns-repeated="1017"/>
        </table:table-row>
        <table:table-row table:style-name="ro4">
          <table:table-cell office:value-type="string">
            <text:p>application</text:p>
          </table:table-cell>
          <table:table-cell office:value-type="string">
            <text:p>4TE</text:p>
          </table:table-cell>
          <table:table-cell office:value-type="string">
            <text:p>application/8in_230V_4te</text:p>
          </table:table-cell>
          <table:table-cell office:value-type="string">
            <text:p>Andreas Krieger</text:p>
          </table:table-cell>
          <table:table-cell office:value-type="string">
            <text:p><text:a xlink:href="mailto:service@krieger-elektro.de">service@krieger-elektro.de</text:a></text:p>
          </table:table-cell>
          <table:table-cell office:value-type="string">
            <text:p>oldcoolman</text:p>
          </table:table-cell>
          <table:table-cell office:value-type="string">
            <text:p>8-fach Eingang 230V für REG4 Gehäuse</text:p>
          </table:table-cell>
          <table:table-cell table:number-columns-repeated="1017"/>
        </table:table-row>
        <table:table-row table:style-name="ro4">
          <table:table-cell office:value-type="string">
            <text:p>application</text:p>
          </table:table-cell>
          <table:table-cell office:value-type="string">
            <text:p>4TE</text:p>
          </table:table-cell>
          <table:table-cell office:value-type="string">
            <text:p>application/4in_230V_2te</text:p>
          </table:table-cell>
          <table:table-cell office:value-type="string">
            <text:p>Andreas Krieger</text:p>
          </table:table-cell>
          <table:table-cell office:value-type="string">
            <text:p><text:a xlink:href="mailto:service@krieger-elektro.de">service@krieger-elektro.de</text:a></text:p>
          </table:table-cell>
          <table:table-cell office:value-type="string">
            <text:p>oldcoolman</text:p>
          </table:table-cell>
          <table:table-cell office:value-type="string">
            <text:p>4-fach Eingang 230V für REG2 Gehäuse</text:p>
          </table:table-cell>
          <table:table-cell table:number-columns-repeated="1017"/>
        </table:table-row>
        <table:table-row table:style-name="ro4">
          <table:table-cell office:value-type="string">
            <text:p>application</text:p>
          </table:table-cell>
          <table:table-cell office:value-type="string">
            <text:p>4TE</text:p>
          </table:table-cell>
          <table:table-cell office:value-type="string">
            <text:p>application/2dimmer_4te</text:p>
          </table:table-cell>
          <table:table-cell office:value-type="string">
            <text:p>Richard Weissteiner</text:p>
          </table:table-cell>
          <table:table-cell table:style-name="ce3" office:value-type="string">
            <text:p><text:a xlink:href="mailto:richard.weissteiner@gmail">richard.weissteiner@gmail</text:a>.com</text:p>
          </table:table-cell>
          <table:table-cell table:style-name="ce3" office:value-type="string">
            <text:p>seelaus</text:p>
          </table:table-cell>
          <table:table-cell office:value-type="string">
            <text:p>2-fach Dimmer für REG4 Gehäuse</text:p>
          </table:table-cell>
          <table:table-cell table:number-columns-repeated="1017"/>
        </table:table-row>
        <table:table-row table:style-name="ro2">
          <table:table-cell table:style-name="Default" office:value-type="string">
            <text:p>application</text:p>
          </table:table-cell>
          <table:table-cell table:style-name="Default" office:value-type="string">
            <text:p>UP-BA</text:p>
          </table:table-cell>
          <table:table-cell table:style-name="Default" office:value-type="string">
            <text:p>application/fingerprint_up_ba</text:p>
          </table:table-cell>
          <table:table-cell table:style-name="Default" office:value-type="string">
            <text:p>Hans Martin Ehlers</text:p>
          </table:table-cell>
          <table:table-cell table:style-name="ce6" office:value-type="string">
            <text:p><text:a xlink:href="mailto:editspro@gmx.de">editspro@gmx.de</text:a></text:p>
          </table:table-cell>
          <table:table-cell table:style-name="ce6" office:value-type="string">
            <text:p>mel</text:p>
          </table:table-cell>
          <table:table-cell table:style-name="Default" office:value-type="string">
            <text:p>Wiegand Interface für Fingerprint Sensor</text:p>
          </table:table-cell>
          <table:table-cell table:style-name="Default" table:number-columns-repeated="1017"/>
        </table:table-row>
        <table:table-row table:style-name="ro2">
          <table:table-cell table:style-name="Default" table:number-columns-repeated="1024"/>
        </table:table-row>
        <table:table-row table:style-name="ro4">
          <table:table-cell office:value-type="string">
            <text:p>misc</text:p>
          </table:table-cell>
          <table:table-cell/>
          <table:table-cell office:value-type="string">
            <text:p>misc/lpc-programmer</text:p>
          </table:table-cell>
          <table:table-cell office:value-type="string">
            <text:p>Andreas Krieger</text:p>
          </table:table-cell>
          <table:table-cell office:value-type="string">
            <text:p><text:a xlink:href="mailto:service@krieger-elektro.de">service@krieger-elektro.de</text:a></text:p>
          </table:table-cell>
          <table:table-cell office:value-type="string">
            <text:p>oldcoolman</text:p>
          </table:table-cell>
          <table:table-cell office:value-type="string">
            <text:p>LPC Programmer</text:p>
          </table:table-cell>
          <table:table-cell table:number-columns-repeated="1017"/>
        </table:table-row>
        <table:table-row table:style-name="ro4">
          <table:table-cell office:value-type="string">
            <text:p>misc</text:p>
          </table:table-cell>
          <table:table-cell/>
          <table:table-cell office:value-type="string">
            <text:p>misc/Freebus-Drossel</text:p>
          </table:table-cell>
          <table:table-cell office:value-type="string">
            <text:p>Horst Rauch</text:p>
          </table:table-cell>
          <table:table-cell table:style-name="ce3" office:value-type="string">
            <text:p><text:a xlink:href="mailto:Debbie-Horst.Rauch@t-online.de">Debbie-Horst.Rauch@t-online.de</text:a></text:p>
          </table:table-cell>
          <table:table-cell table:style-name="ce3" office:value-type="string">
            <text:p>hora</text:p>
          </table:table-cell>
          <table:table-cell office:value-type="string">
            <text:p>Freebus Drossel</text:p>
          </table:table-cell>
          <table:table-cell table:number-columns-repeated="1017"/>
        </table:table-row>
        <table:table-row table:style-name="ro2">
          <table:table-cell table:style-name="Default" office:value-type="string">
            <text:p>misc</text:p>
          </table:table-cell>
          <table:table-cell table:style-name="Default"/>
          <table:table-cell table:style-name="Default" office:value-type="string">
            <text:p>misc/Jung Taster</text:p>
          </table:table-cell>
          <table:table-cell table:style-name="Default" office:value-type="string">
            <text:p>Andreas Krebs</text:p>
          </table:table-cell>
          <table:table-cell table:style-name="ce6" office:value-type="string">
            <text:p><text:a xlink:href="mailto:Andreas%20Krebs%20%3Ckubi@krebsworld.de%3E">kubi@krebsworld.de</text:a> </text:p>
          </table:table-cell>
          <table:table-cell table:style-name="ce6" office:value-type="string">
            <text:p>kubi</text:p>
          </table:table-cell>
          <table:table-cell table:style-name="Default" office:value-type="string">
            <text:p>Re-Engineering eines Jung-Tasters</text:p>
          </table:table-cell>
          <table:table-cell table:style-name="Default" table:number-columns-repeated="1017"/>
        </table:table-row>
        <table:table-row table:style-name="ro2">
          <table:table-cell table:style-name="Default" office:value-type="string">
            <text:p>misc</text:p>
          </table:table-cell>
          <table:table-cell table:style-name="Default"/>
          <table:table-cell table:style-name="Default" office:value-type="string">
            <text:p>misc/BCU2-Adapter-optischgetrennt</text:p>
          </table:table-cell>
          <table:table-cell table:style-name="Default" table:number-columns-repeated="2"/>
          <table:table-cell table:style-name="Default" office:value-type="string">
            <text:p>lumo</text:p>
          </table:table-cell>
          <table:table-cell table:style-name="Default" office:value-type="string">
            <text:p>BCU 2 Adapter mit optischer Trennung</text:p>
          </table:table-cell>
          <table:table-cell table:style-name="Default" table:number-columns-repeated="1017"/>
        </table:table-row>
      </table:table>
      <table:table table:name="Software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6">06.06.2009</text:date>, <text:time>15:31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hias Fechner</meta:initial-creator>
    <meta:creation-date>2009-05-08T21:14:14.66</meta:creation-date>
    <dc:date>2009-06-06T15:31:11.59</dc:date>
    <dc:creator>Matthias Fechner</dc:creator>
    <meta:editing-duration>PT09H22M16S</meta:editing-duration>
    <meta:editing-cycles>21</meta:editing-cycles>
    <meta:generator>OpenOffice.org/3.1$Win32 OpenOffice.org_project/310m11$Build-9399</meta:generator>
    <meta:document-statistic meta:table-count="2" meta:cell-count="154" meta:object-count="0"/>
  </office:meta>
</office:document-meta>
</file>